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Noto Sans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 style:master-page-name="MasterPage2">
      <style:table-properties style:width="16.889cm" fo:margin-left="0.072cm" style:page-number="auto" table:align="left" style:use-optimal-column-width="true"/>
    </style:style>
    <style:style style:name="Таблица1.A" style:family="table-column">
      <style:table-column-properties style:column-width="1.279cm"/>
    </style:style>
    <style:style style:name="Таблица1.B" style:family="table-column">
      <style:table-column-properties style:column-width="1.346cm"/>
    </style:style>
    <style:style style:name="Таблица1.C" style:family="table-column">
      <style:table-column-properties style:column-width="3.881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1.3cm"/>
    </style:style>
    <style:style style:name="Таблица1.F" style:family="table-column">
      <style:table-column-properties style:column-width="1.919cm"/>
    </style:style>
    <style:style style:name="Таблица1.H" style:family="table-column">
      <style:table-column-properties style:column-width="0.639cm"/>
    </style:style>
    <style:style style:name="Таблица1.J" style:family="table-column">
      <style:table-column-properties style:column-width="5.071cm"/>
    </style:style>
    <style:style style:name="Таблица1.A1" style:family="table-cell">
      <style:table-cell-properties fo:padding="0cm" fo:border="0.5pt solid #000000" style:direction="ltr" fo:wrap-option="wrap" style:writing-mode="lr-tb"/>
    </style:style>
    <style:style style:name="Таблица1.F1" style:family="table-cell">
      <style:table-cell-properties style:vertical-align="middle" fo:padding="0cm" fo:border="0.5pt solid #000000" style:direction="ltr" fo:wrap-option="wrap" style:writing-mode="lr-tb"/>
    </style:style>
    <style:style style:name="Таблица1.C9" style:family="table-cell">
      <style:table-cell-properties fo:padding="0cm" fo:border-left="0.5pt solid #000000" fo:border-right="0.5pt solid #000000" fo:border-top="none" fo:border-bottom="0.5pt solid #000000" style:direction="ltr" fo:wrap-option="wrap" style:writing-mode="lr-tb"/>
    </style:style>
    <style:style style:name="Таблица1.C11" style:family="table-cell">
      <style:table-cell-properties fo:padding="0cm" fo:border-left="0.5pt solid #000000" fo:border-right="0.5pt solid #000000" fo:border-top="none" fo:border-bottom="0.5pt solid #000000" style:direction="ltr" fo:wrap-option="wrap" style:writing-mode="lr-tb"/>
    </style:style>
    <style:style style:name="Таблица1.12" style:family="table-row">
      <style:table-row-properties style:min-row-height="0.406cm"/>
    </style:style>
    <style:style style:name="Таблица1.A25" style:family="table-cell">
      <style:table-cell-properties fo:padding="0cm" fo:border-left="0.5pt solid #000000" fo:border-right="0.5pt solid #000000" fo:border-top="none" fo:border-bottom="0.5pt solid #000000" style:direction="ltr" fo:wrap-option="wrap" style:writing-mode="lr-tb"/>
    </style:style>
    <style:style style:name="Таблица1.B25" style:family="table-cell">
      <style:table-cell-properties fo:padding="0cm" fo:border-left="0.5pt solid #000000" fo:border-right="0.5pt solid #000000" fo:border-top="none" fo:border-bottom="0.5pt solid #000000" style:direction="ltr" fo:wrap-option="wrap" style:writing-mode="lr-tb"/>
    </style:style>
    <style:style style:name="Таблица1.A26" style:family="table-cell">
      <style:table-cell-properties fo:padding="0cm" fo:border-left="0.5pt solid #000000" fo:border-right="0.5pt solid #000000" fo:border-top="none" fo:border-bottom="0.5pt solid #000000" style:direction="ltr" fo:wrap-option="wrap" style:writing-mode="lr-tb"/>
    </style:style>
    <style:style style:name="Таблица1.B26" style:family="table-cell">
      <style:table-cell-properties fo:padding="0cm" fo:border-left="0.5pt solid #000000" fo:border-right="0.5pt solid #000000" fo:border-top="none" fo:border-bottom="0.5pt solid #000000" style:direction="ltr" fo:wrap-option="wrap" style:writing-mode="lr-tb"/>
    </style:style>
    <style:style style:name="Таблица1.B93" style:family="table-cell">
      <style:table-cell-properties fo:padding="0cm" fo:border-left="0.5pt solid #000000" fo:border-right="0.5pt solid #000000" fo:border-top="0.5pt solid #000000" fo:border-bottom="none" style:direction="ltr" fo:wrap-option="wrap" style:writing-mode="lr-tb"/>
    </style:style>
    <style:style style:name="Таблица1.94" style:family="table-row">
      <style:table-row-properties style:min-row-height="0.325cm"/>
    </style:style>
    <style:style style:name="Таблица1.B94" style:family="table-cell">
      <style:table-cell-properties fo:padding="0cm" fo:border-left="0.5pt solid #000000" fo:border-right="none" fo:border-top="none" fo:border-bottom="0.5pt solid #000000" style:direction="ltr" fo:wrap-option="wrap" style:writing-mode="lr-tb"/>
    </style:style>
    <style:style style:name="Таблица1.D94" style:family="table-cell">
      <style:table-cell-properties fo:padding="0cm" fo:border="none" style:direction="ltr" fo:wrap-option="wrap" style:writing-mode="lr-tb"/>
    </style:style>
    <style:style style:name="Таблица1.E94" style:family="table-cell">
      <style:table-cell-properties style:vertical-align="middle" fo:padding="0cm" fo:border="none" style:direction="ltr" fo:wrap-option="wrap" style:writing-mode="lr-tb"/>
    </style:style>
    <style:style style:name="Таблица1.H94" style:family="table-cell">
      <style:table-cell-properties fo:padding="0cm" fo:border="none" style:direction="ltr" fo:wrap-option="wrap" style:writing-mode="lr-tb"/>
    </style:style>
    <style:style style:name="Таблица1.I94" style:family="table-cell">
      <style:table-cell-properties fo:padding="0cm" fo:border-left="none" fo:border-right="0.5pt solid #000000" fo:border-top="none" fo:border-bottom="0.5pt solid #000000" style:direction="ltr" fo:wrap-option="wrap" style:writing-mode="lr-tb"/>
    </style:style>
    <style:style style:name="Таблица1.B95" style:family="table-cell">
      <style:table-cell-properties fo:padding="0cm" fo:border-left="0.5pt solid #000000" fo:border-right="none" fo:border-top="0.5pt solid #000000" fo:border-bottom="none" style:direction="ltr" fo:wrap-option="wrap" style:writing-mode="lr-tb"/>
    </style:style>
    <style:style style:name="Таблица1.D95" style:family="table-cell">
      <style:table-cell-properties fo:padding="0cm" fo:border="none" style:direction="ltr" fo:wrap-option="wrap" style:writing-mode="lr-tb"/>
    </style:style>
    <style:style style:name="Таблица1.H95" style:family="table-cell">
      <style:table-cell-properties fo:padding="0cm" fo:border="none" style:direction="ltr" fo:wrap-option="wrap" style:writing-mode="lr-tb"/>
    </style:style>
    <style:style style:name="Таблица1.I95" style:family="table-cell">
      <style:table-cell-properties fo:padding="0cm" fo:border-left="none" fo:border-right="0.5pt solid #000000" fo:border-top="0.5pt solid #000000" fo:border-bottom="none" style:direction="ltr" fo:wrap-option="wrap" style:writing-mode="lr-tb"/>
    </style:style>
    <style:style style:name="Таблица1.B96" style:family="table-cell">
      <style:table-cell-properties fo:padding="0cm" fo:border-left="0.5pt solid #000000" fo:border-right="0.5pt solid #000000" fo:border-top="none" fo:border-bottom="0.5pt solid #000000" style:direction="ltr" fo:wrap-option="wrap" style:writing-mode="lr-tb"/>
    </style:style>
    <style:style style:name="P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fo:color="#2e77b5" loext:opacity="100%" style:font-name="Times New Roman" fo:font-size="11pt" fo:font-style="italic" style:font-name-asian="Liberation Serif" style:font-size-asian="11pt" style:font-name-complex="Liberation Serif" style:font-size-complex="11pt"/>
    </style:style>
    <style:style style:name="P3" style:family="paragraph" style:parent-style-name="Standard">
      <style:paragraph-properties fo:margin-top="0cm" fo:margin-bottom="0cm" style:contextual-spacing="false"/>
      <style:text-properties fo:color="#2e77b5" loext:opacity="100%" style:font-name="Times New Roman" fo:font-size="11pt" fo:font-style="italic" style:font-name-asian="Liberation Serif" style:font-size-asian="11pt" style:font-name-complex="Liberation Serif" style:font-size-complex="11pt"/>
    </style:style>
    <style:style style:name="P4" style:family="paragraph" style:parent-style-name="Standard">
      <style:paragraph-properties fo:margin-top="0cm" fo:margin-bottom="0cm" style:contextual-spacing="false"/>
      <style:text-properties fo:color="#2e77b5" loext:opacity="100%" style:font-name="Times New Roman" fo:font-size="11pt" fo:font-style="italic" officeooo:paragraph-rsid="0005aa32" style:font-name-asian="Liberation Serif" style:font-size-asian="11pt" style:font-name-complex="Liberation Serif" style:font-size-complex="11pt"/>
    </style:style>
    <style:style style:name="P5" style:family="paragraph" style:parent-style-name="Standard">
      <style:paragraph-properties fo:margin-top="0cm" fo:margin-bottom="0cm" style:contextual-spacing="false"/>
      <style:text-properties fo:color="#2e77b5" loext:opacity="100%" style:font-name="Times New Roman" fo:font-size="11pt" fo:font-style="italic" fo:font-weight="bold" officeooo:paragraph-rsid="0005aa32" style:font-name-asian="Liberation Serif" style:font-size-asian="11pt" style:font-weight-asian="bold" style:font-name-complex="Liberation Serif" style:font-size-complex="11pt" style:font-weight-complex="bold"/>
    </style:style>
    <style:style style:name="P6" style:family="paragraph" style:parent-style-name="Standard">
      <style:paragraph-properties fo:margin-top="0cm" fo:margin-bottom="0cm" style:contextual-spacing="false"/>
      <style:text-properties fo:color="#2e77b5" loext:opacity="100%" style:font-name="Times New Roman" fo:font-size="11pt" fo:font-style="italic" fo:font-weight="bold" style:font-name-asian="Liberation Serif" style:font-size-asian="11pt" style:font-weight-asian="bold" style:font-name-complex="Liberation Serif" style:font-size-complex="11pt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fo:color="#2e77b5" loext:opacity="100%" style:font-name="Times New Roman" fo:font-size="11pt" fo:font-style="italic" fo:font-weight="bold" officeooo:paragraph-rsid="0005aa32" style:font-name-asian="Liberation Serif" style:font-size-asian="11pt" style:font-name-complex="Liberation Serif" style:font-size-complex="11pt"/>
    </style:style>
    <style:style style:name="P8" style:family="paragraph" style:parent-style-name="Standard">
      <style:paragraph-properties fo:margin-top="0cm" fo:margin-bottom="0cm" style:contextual-spacing="false"/>
      <style:text-properties fo:color="#2e77b5" loext:opacity="100%" style:font-name="Times New Roman" fo:font-size="11pt" fo:font-style="italic" fo:font-weight="normal" style:font-name-asian="Liberation Serif" style:font-size-asian="11pt" style:font-style-asian="italic" style:font-weight-asian="normal" style:font-name-complex="Liberation Serif" style:font-size-complex="11pt" style:font-style-complex="italic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style:font-name="Times New Roman" fo:font-size="11pt" style:font-size-asian="11pt" style:font-name-complex="Liberation Serif" style:font-size-complex="11pt"/>
    </style:style>
    <style:style style:name="P10" style:family="paragraph" style:parent-style-name="Standard">
      <style:paragraph-properties fo:margin-top="0cm" fo:margin-bottom="0cm" style:contextual-spacing="false"/>
      <style:text-properties style:font-name="Times New Roman" fo:font-size="11pt" style:font-name-asian="Liberation Serif" style:font-size-asian="11pt" style:font-name-complex="Liberation Serif" style:font-size-complex="11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1pt" style:font-name-asian="Liberation Serif" style:font-size-asian="11pt" style:font-name-complex="Liberation Serif" style:font-size-complex="11pt"/>
    </style:style>
    <style:style style:name="P12" style:family="paragraph" style:parent-style-name="Standard">
      <style:paragraph-properties fo:margin-top="0cm" fo:margin-bottom="0cm" style:contextual-spacing="false"/>
      <style:text-properties style:font-name="Times New Roman" fo:font-size="11pt" fo:font-weight="bold" style:font-name-asian="Liberation Serif" style:font-size-asian="11pt" style:font-name-complex="Liberation Serif" style:font-size-complex="11pt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1pt" fo:font-weight="bold" style:font-name-asian="Liberation Serif" style:font-size-asian="11pt" style:font-name-complex="Liberation Serif" style:font-size-complex="11pt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1pt" fo:font-weight="bold" officeooo:rsid="000ac6f5" officeooo:paragraph-rsid="000ac6f5" style:font-name-asian="Liberation Serif" style:font-size-asian="11pt" style:font-name-complex="Liberation Serif" style:font-size-complex="11pt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9pt" style:font-name-asian="Liberation Serif" style:font-size-asian="9pt" style:font-name-complex="Liberation Serif" style:font-size-complex="9pt"/>
    </style:style>
    <style:style style:name="P16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1pt" fo:font-style="normal" style:font-name-asian="Liberation Serif" style:font-size-asian="11pt" style:font-name-complex="Liberation Serif" style:font-size-complex="11pt"/>
    </style:style>
    <style:style style:name="P17" style:family="paragraph" style:parent-style-name="Standard">
      <style:paragraph-properties fo:margin-top="0cm" fo:margin-bottom="0cm" style:contextual-spacing="false"/>
      <style:text-properties style:use-window-font-color="true" loext:opacity="0%" style:font-name="Times New Roman" fo:font-size="11pt" fo:font-style="normal" officeooo:rsid="0005aa32" officeooo:paragraph-rsid="0005aa32" style:font-name-asian="Liberation Serif" style:font-size-asian="11pt" style:font-style-asian="normal" style:font-name-complex="Liberation Serif" style:font-size-complex="11pt" style:font-style-complex="normal"/>
    </style:style>
    <style:style style:name="P18" style:family="paragraph" style:parent-style-name="Standard">
      <style:paragraph-properties fo:margin-top="0cm" fo:margin-bottom="0cm" style:contextual-spacing="false"/>
      <style:text-properties style:use-window-font-color="true" loext:opacity="0%" style:font-name="Times New Roman" fo:font-size="11pt" fo:font-style="normal" fo:font-weight="normal" officeooo:rsid="0005aa32" officeooo:paragraph-rsid="0005aa32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P19" style:family="paragraph" style:parent-style-name="List_20_Paragraph" style:list-style-name="WWNum1">
      <style:paragraph-properties fo:margin-left="0cm" fo:margin-right="0cm" fo:margin-top="0cm" fo:margin-bottom="0cm" style:contextual-spacing="false" fo:text-indent="0cm" style:auto-text-indent="false">
        <style:tab-stops>
          <style:tab-stop style:position="0.499cm"/>
        </style:tab-stops>
      </style:paragraph-properties>
      <style:text-properties fo:color="#2e77b5" loext:opacity="100%" style:font-name="Times New Roman" fo:font-size="11pt" fo:font-style="italic" officeooo:paragraph-rsid="0005aa32" style:font-name-asian="Liberation Serif" style:font-size-asian="11pt" style:font-name-complex="Liberation Serif" style:font-size-complex="11pt"/>
    </style:style>
    <style:style style:name="P20" style:family="paragraph" style:parent-style-name="List_20_Paragraph" style:list-style-name="WWNum2">
      <style:paragraph-properties fo:margin-left="0cm" fo:margin-right="0cm" fo:margin-top="0cm" fo:margin-bottom="0cm" style:contextual-spacing="false" fo:text-indent="0cm" style:auto-text-indent="false">
        <style:tab-stops>
          <style:tab-stop style:position="0.499cm"/>
        </style:tab-stops>
      </style:paragraph-properties>
      <style:text-properties fo:color="#2e77b5" loext:opacity="100%" style:font-name="Times New Roman" fo:font-size="11pt" fo:font-style="italic" style:font-name-asian="Liberation Serif" style:font-size-asian="11pt" style:font-name-complex="Liberation Serif" style:font-size-complex="11pt"/>
    </style:style>
    <style:style style:name="P21" style:family="paragraph" style:parent-style-name="List_20_Paragraph" style:list-style-name="WWNum1">
      <style:paragraph-properties fo:margin-left="0cm" fo:margin-right="0cm" fo:margin-top="0cm" fo:margin-bottom="0cm" style:contextual-spacing="false" fo:text-indent="0cm" style:auto-text-indent="false">
        <style:tab-stops>
          <style:tab-stop style:position="0.499cm"/>
        </style:tab-stops>
      </style:paragraph-properties>
      <style:text-properties fo:color="#2e77b5" loext:opacity="100%" style:font-name="Times New Roman" fo:font-size="11pt" fo:font-style="italic" officeooo:rsid="000558d6" officeooo:paragraph-rsid="0005aa32" style:font-name-asian="Liberation Serif" style:font-size-asian="11pt" style:font-name-complex="Liberation Serif" style:font-size-complex="11pt"/>
    </style:style>
    <style:style style:name="P22" style:family="paragraph" style:parent-style-name="List_20_Paragraph" style:list-style-name="WWNum3">
      <style:paragraph-properties fo:margin-top="0cm" fo:margin-bottom="0cm" style:contextual-spacing="false" fo:line-height="115%" fo:text-align="justify" style:justify-single-word="false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T1" style:family="text">
      <style:text-properties fo:font-weight="bold"/>
    </style:style>
    <style:style style:name="T2" style:family="text">
      <style:text-properties officeooo:rsid="0004ce7f"/>
    </style:style>
    <style:style style:name="T3" style:family="text">
      <style:text-properties officeooo:rsid="000ac6f5"/>
    </style: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Форма" form:datasource="Регистрация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Invoice.Number" text:name="py3o.item.Number"/>
        <text:user-field-decl office:value-type="float" office:value="0" text:name="py3o.item.Date"/>
      </text:user-field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D"/>
        <table:table-column table:style-name="Таблица1.H"/>
        <table:table-column table:style-name="Таблица1.D"/>
        <table:table-column table:style-name="Таблица1.J"/>
        <table:table-row>
          <table:table-cell table:style-name="Таблица1.A1" table:number-rows-spanned="6" table:number-columns-spanned="5" office:value-type="string">
            <text:p text:style-name="P10">1. Запрос о предоставлении пространственных данных и материалов из фонда пространственных данных Астраханской области в государственное автономное учреждение Астраханской области «Центр пространственной аналитики и развития территорий»</text:p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5" office:value-type="string">
            <text:p text:style-name="P10">2. Заполняется специалистом фондодержателя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/>
          <table:covered-table-cell/>
          <table:covered-table-cell/>
          <table:covered-table-cell/>
          <table:table-cell table:style-name="Таблица1.F1" table:number-columns-spanned="5" office:value-type="string">
            <text:p text:style-name="P10">2.1. Регистрационный № <text:user-field-get text:name="py3o.item.Number">Invoice.Number</text:user-field-get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/>
          <table:covered-table-cell/>
          <table:covered-table-cell/>
          <table:covered-table-cell/>
          <table:table-cell table:style-name="Таблица1.F1" table:number-columns-spanned="5" office:value-type="string">
            <text:p text:style-name="P10">2.2. Количество листов заявления _____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/>
          <table:covered-table-cell/>
          <table:covered-table-cell/>
          <table:covered-table-cell/>
          <table:table-cell table:style-name="Таблица1.F1" table:number-columns-spanned="5" office:value-type="string">
            <text:p text:style-name="P10">2.3. Количество прилагаемых документов ____/ листов в них _____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/>
          <table:covered-table-cell/>
          <table:covered-table-cell/>
          <table:covered-table-cell/>
          <table:table-cell table:style-name="Таблица1.F1" table:number-columns-spanned="5" office:value-type="string">
            <text:p text:style-name="P10">2.4. Подпись _______________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/>
          <table:covered-table-cell/>
          <table:covered-table-cell/>
          <table:covered-table-cell/>
          <table:table-cell table:style-name="Таблица1.F1" table:number-columns-spanned="5" office:value-type="string">
            <text:p text:style-name="P10">2.5. Дата <text:user-field-get style:data-style-name="N10036" text:name="py3o.item.Date">30.12.1899</text:user-field-get><text:s/>г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3">3.</text:p>
          </table:table-cell>
          <table:table-cell table:style-name="Таблица1.A1" table:number-columns-spanned="9" office:value-type="string">
            <text:p text:style-name="P12">Прошу предоставить пространственные данные и материалы из регионального фонда пространственных данных Астраханской област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rows-spanned="8" office:value-type="string">
            <text:p text:style-name="P10"/>
          </table:table-cell>
          <table:table-cell table:style-name="Таблица1.A1" table:number-rows-spanned="4" office:value-type="string">
            <text:p text:style-name="P10"/>
          </table:table-cell>
          <table:table-cell table:style-name="Таблица1.A1" table:number-columns-spanned="8" office:value-type="string">
            <text:p text:style-name="P17">вид пространственных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C9" table:number-columns-spanned="8" office:value-type="string">
            <text:p text:style-name="P5">Необходимо выбрать один из вариантов:</text:p>
            <text:list xml:id="list3609208286" text:style-name="WWNum1">
              <text:list-item>
                <text:p text:style-name="P19">картографические пространственные данные и материалы</text:p>
              </text:list-item>
              <text:list-item>
                <text:p text:style-name="P19">материалы и данные дистанционного зондирования Земли</text:p>
              </text:list-item>
              <text:list-item>
                <text:p text:style-name="P21">справочные материалы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18">описание пространственных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C11" table:number-columns-spanned="8" office:value-type="string">
            <text:p text:style-name="P7">Примеры описания запрашиваемых пространственных данных:</text:p>
            <text:p text:style-name="P4"/>
            <text:p text:style-name="P4">Топографические планы с. Началово Приволжского района М1:500, 1:1000 в районе земельного участка с кадастровым номером 30:09:123456:1234</text:p>
            <text:p text:style-name="P4"/>
            <text:p text:style-name="P4">Топографические планы г. Ахтубинск Ахтубинского района М1:1000 в соответствии с ситуационной схемо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условия использования пространственных данных и материалов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6">Необходимо выбрать один из вариантов:</text:p>
            <text:list xml:id="list2268003620" text:style-name="WWNum2">
              <text:list-item>
                <text:p text:style-name="P20">возможность изготовления одной и более копий пространственных данных и материалов или их части без права передачи третьим лицам;</text:p>
              </text:list-item>
              <text:list-item>
                <text:p text:style-name="P20">возможность изготовления одной и более копий пространственных данных и материалов или их части с правом передачи ограниченному кругу третьих лиц;</text:p>
              </text:list-item>
              <text:list-item>
                <text:p text:style-name="P20">возможность изготовления одной и более копий пространственных данных и материалов или их части с правом передачи неограниченному кругу третьих лиц;</text:p>
              </text:list-item>
              <text:list-item>
                <text:p text:style-name="P20">возможность обработки пространственных данных и (или) создания производных (переработки) материалов или их части без права передачи третьим лицам;</text:p>
              </text:list-item>
              <text:list-item>
                <text:p text:style-name="P20">возможность обработки пространственных данных и (или) создания производных (переработки) материалов или их части с правом передачи ограниченному кругу третьих лиц;</text:p>
              </text:list-item>
              <text:list-item>
                <text:p text:style-name="P20">возможность обработки пространственных данных и (или) создания производных (переработки) материалов или их части с правом передачи неограниченному кругу третьих лиц;</text:p>
              </text:list-item>
              <text:list-item>
                <text:p text:style-name="P20">возможность доведения пространственных данных и материалов или их части до всеобщего сведения посредством информационно-телекоммуникационной сети "Интернет";</text:p>
              </text:list-item>
              <text:list-item>
                <text:p text:style-name="P20">актуализация пространственных данных с последующей передачей фондодержателю актуализированных данных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срок использования пространственных данных и материал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Указывается количество месяцев, <text:span text:style-name="T2">лет,</text:span> либо конечная дата, либо слово «бессрочно»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3">4.</text:p>
          </table:table-cell>
          <table:table-cell table:style-name="Таблица1.A1" table:number-columns-spanned="9" office:value-type="string">
            <text:p text:style-name="P12">Форма предоставления пространственных данных и материалов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table:number-columns-spanned="4" office:value-type="string">
            <text:p text:style-name="P10">на бумажном носителе / </text:p>
            <text:p text:style-name="P10">в количестве ____ экз.</text:p>
          </table:table-cell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10"/>
          </table:table-cell>
          <table:covered-table-cell/>
          <table:covered-table-cell/>
          <table:table-cell table:style-name="Таблица1.A1" office:value-type="string">
            <text:p text:style-name="P10">в электронном виде</text:p>
          </table:table-cell>
        </table:table-row>
        <text:soft-page-break/>
        <table:table-row>
          <table:table-cell table:style-name="Таблица1.A1" office:value-type="string">
            <text:p text:style-name="P13">5.</text:p>
          </table:table-cell>
          <table:table-cell table:style-name="Таблица1.A1" table:number-columns-spanned="9" office:value-type="string">
            <text:p text:style-name="P12">Способ получения пространственных данных и материалов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rows-spanned="5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table:number-columns-spanned="8" office:value-type="string">
            <text:p text:style-name="P10">в государственном автономном учреждении Астраханской области «Центр пространственной аналитики и развития территорий», при личном обращен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почтовым отправлением по адресу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Указывается адрес электронной почты для отправки пространственных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посредством электронной почты по адресу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Указывается почтовый адрес для отправки пространственных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4">6.</text:p>
          </table:table-cell>
          <table:table-cell table:style-name="Таблица1.A1" table:number-columns-spanned="9" office:value-type="string">
            <text:p text:style-name="P12">Сведения о государственном или муниципальном задании, включая уникальный номер реестровой записи государственной (муниципальной) услуги (работы), или государственном или муниципальном контракте, включая идентификационный код закуп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5" office:value-type="string">
            <text:p text:style-name="P14"/>
          </table:table-cell>
          <table:table-cell table:style-name="Таблица1.B25" table:number-columns-spanned="9" office:value-type="string">
            <text:p text:style-name="P8">Указывается реестровый номер государственного или муниципального задания (уникальный номер реестровой записи) в соответствии с информацией, размещенной на официальном сайте для размещения информации о государственных и муниципальных учреждениях в информационно-телекоммуникационной сети "Интернет", с указанием уникального номера реестровой записи государственной (муниципальной) услуги (работы) в соответствии с общероссийскими базовыми (отраслевыми) перечнями (классификаторами) государственных и муниципальных услуг, оказываемых физическим лицам, федеральными перечнями (классификаторами) государственных услуг, не включенных в общероссийские базовые (отраслевые) перечни (классификаторы) государственных и муниципальных услуг, и работ, оказание и выполнение которых предусмотрено нормативными правовыми актами Российской Федерации, региональным перечнем (классификатором) государственных (муниципальных) услуг, не включенных в общероссийские базовые (отраслевые) перечни (классификаторы) государственных и муниципальных услуг, и работ, оказание и выполнение которых предусмотрено нормативными правовыми актами субъекта Российской Федерации (муниципальными правовыми актами), в том числе при осуществлении переданных им полномочий Российской Федерации и полномочий по предметам совместного ведения Российской Федерации и субъектов Российской Федерации, или идентификационный код закупки в соответствии с информацией, размещенной в единой информационной системе в сфере закупок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6" office:value-type="string">
            <text:p text:style-name="P13"><text:span text:style-name="T3">7</text:span>.<text:span text:style-name="T3">1.</text:span></text:p>
          </table:table-cell>
          <table:table-cell table:style-name="Таблица1.B26" table:number-columns-spanned="9" office:value-type="string">
            <text:p text:style-name="P12">Сведения о заявителе (физическом лице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rows-spanned="18" office:value-type="string">
            <text:p text:style-name="P10"/>
          </table:table-cell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фамилия, имя, отчество (при наличи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Иванов Иван Иванови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вид документа, удостоверяющего личность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паспор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серия и номер документа, удостоверяющего лично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12 34 56789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кем выдан документ, удостоверяющий лично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ОВД г. Астраха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дата выдачи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01.01.2001 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СНИЛ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123-456-789 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почтовый адрес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Указывается адрес регистрации заяви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адрес электронной почты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Указывается адрес электронной поч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номер телефон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Указывается номер телефона заяви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1.A1" office:value-type="string">
            <text:p text:style-name="P13">7.<text:span text:style-name="T3">2.</text:span></text:p>
          </table:table-cell>
          <table:table-cell table:style-name="Таблица1.A1" table:number-columns-spanned="9" office:value-type="string">
            <text:p text:style-name="P12">Сведения о заявителе (юридическом лице, органе государственной власти, органе местного самоуправления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rows-spanned="20" office:value-type="string">
            <text:p text:style-name="P11"/>
          </table:table-cell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полное наимен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ОГР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ИН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дата государственной регист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адрес места нахожд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Указывается юридический адре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страна регист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Указывается для иностранных юридических лиц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дата и номер регист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Указывается для иностранных юридических лиц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почтовый адрес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Указывается адрес регистрации заяви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адрес электронной почты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Указывается адрес электронной поч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номер телефон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Указывается номер телефона заяви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3">8.</text:p>
          </table:table-cell>
          <table:table-cell table:style-name="Таблица1.A1" table:number-columns-spanned="9" office:value-type="string">
            <text:p text:style-name="P12">Сведения о представителе заявителя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rows-spanned="20" office:value-type="string">
            <text:p text:style-name="P10"/>
          </table:table-cell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фамилия, имя, отчество (при наличи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Иванов Иван Иванови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вид документа, удостоверяющего личность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паспор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серия и номер документа, удостоверяющего лично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12 34 56789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кем выдан документ, удостоверяющий лично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ОВД г. Астраха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дата выдачи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01.01.2001 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СНИЛ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123-456-789 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6">наименование и реквизиты документа, подтверждающего полномочия представителя заяви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Указываются реквизиты доверенности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почтовый адрес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Указывается адрес регистрации заяви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адрес электронной почты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Указывается адрес электронной поч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 table:style-name="Таблица1.A1"/>
          <table:table-cell table:style-name="Таблица1.A1" table:number-rows-spanned="2" office:value-type="string">
            <text:p text:style-name="P10"/>
          </table:table-cell>
          <table:table-cell table:style-name="Таблица1.A1" table:number-columns-spanned="8" office:value-type="string">
            <text:p text:style-name="P10">номер телефон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table:number-columns-spanned="8" office:value-type="string">
            <text:p text:style-name="P3">Указывается номер телефона заяви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3">9.</text:p>
          </table:table-cell>
          <table:table-cell table:style-name="Таблица1.A1" table:number-columns-spanned="9" office:value-type="string">
            <text:p text:style-name="P12">Документы, прилагаемые к заявлению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2">1</text:p>
          </table:table-cell>
          <table:table-cell table:style-name="Таблица1.A1" table:number-columns-spanned="8" office:value-type="string">
            <text:p text:style-name="P3">Копия паспорта заяви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2">2</text:p>
          </table:table-cell>
          <table:table-cell table:style-name="Таблица1.A1" table:number-columns-spanned="8" office:value-type="string">
            <text:p text:style-name="P3">Копия доверенности представителя заявите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2">3</text:p>
          </table:table-cell>
          <table:table-cell table:style-name="Таблица1.A1" table:number-columns-spanned="8" office:value-type="string">
            <text:p text:style-name="P3">Кадастровая выписка на земельный участок с кадастровым номером 30:09:123456:12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2">4</text:p>
          </table:table-cell>
          <table:table-cell table:style-name="Таблица1.A1" table:number-columns-spanned="8" office:value-type="string">
            <text:p text:style-name="P3">Ситуационная схема границ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3">10.</text:p>
          </table:table-cell>
          <table:table-cell table:style-name="Таблица1.A1" table:number-columns-spanned="9" office:value-type="string">
            <text:p text:style-name="P12">Подпис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rows-spanned="4" office:value-type="string">
            <text:p text:style-name="P10"/>
          </table:table-cell>
          <table:table-cell table:style-name="Таблица1.B93" table:number-columns-spanned="9" office:value-type="string">
            <text:p text:style-name="P10">Настоящим подтверждаю:</text:p>
            <text:p text:style-name="P9"/>
            <text:p text:style-name="P10">документы (копии документов), прилагаемые к заявлению, соответствуют требованиям, установленным законодательством Российской Федерации, на момент представления заявления эти документы действительны и содержат достоверные сведения;</text:p>
            <text:p text:style-name="P9"/>
            <text:p text:style-name="P10">свое согласие, а также согласие представляемого мной лица на обработку персональных данных (сбор, систематизацию, накопление, хранение, уточнение (обновление, изменение), использование, распространение (в том числе передачу), обезличивание, блокирование, уничтожение персональных данных, а также иных действий, необходимых для обработки персональных данных в рамках предоставления фондодержателем пространственных данных и материалов из государственного фонда пространственных данных в соответствии с законодательством Российской Федерации), в том числе в автоматизированном режиме;</text:p>
            <text:p text:style-name="P9"/>
            <text:p text:style-name="P10">согласие на присоединение к договору о предоставлении пространственных данных или материалов, не являющихся объектами авторского права, содержащихся в государственном фонде пространственных данных.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4">
          <table:covered-table-cell table:style-name="Таблица1.A1"/>
          <table:table-cell table:style-name="Таблица1.B94" table:number-columns-spanned="2" office:value-type="string">
            <text:p text:style-name="P10"/>
          </table:table-cell>
          <table:covered-table-cell/>
          <table:table-cell table:style-name="Таблица1.D94" office:value-type="string">
            <text:p text:style-name="P10"/>
          </table:table-cell>
          <table:table-cell table:style-name="Таблица1.E94" table:number-rows-spanned="2" table:number-columns-spanned="3" office:value-type="string">
            <text:p text:style-name="P15">М.П.</text:p>
          </table:table-cell>
          <table:covered-table-cell/>
          <table:covered-table-cell/>
          <table:table-cell table:style-name="Таблица1.H94" office:value-type="string">
            <text:p text:style-name="P10"/>
          </table:table-cell>
          <table:table-cell table:style-name="Таблица1.I94" table:number-columns-spanned="2" office:value-type="string">
            <text:p text:style-name="P10"/>
          </table:table-cell>
          <table:covered-table-cell/>
        </table:table-row>
        <table:table-row>
          <table:covered-table-cell table:style-name="Таблица1.A1"/>
          <table:table-cell table:style-name="Таблица1.B95" table:number-columns-spanned="2" office:value-type="string">
            <text:p text:style-name="P15">(подпись заявителя)</text:p>
          </table:table-cell>
          <table:covered-table-cell/>
          <table:table-cell table:style-name="Таблица1.D94" office:value-type="string">
            <text:p text:style-name="P11"/>
          </table:table-cell>
          <table:covered-table-cell table:style-name="Таблица1.E94"/>
          <table:covered-table-cell/>
          <table:covered-table-cell/>
          <table:table-cell table:style-name="Таблица1.H94" office:value-type="string">
            <text:p text:style-name="P11"/>
          </table:table-cell>
          <table:table-cell table:style-name="Таблица1.I95" table:number-columns-spanned="2" office:value-type="string">
            <text:p text:style-name="P15">(фамилия, инициалы)</text:p>
          </table:table-cell>
          <table:covered-table-cell/>
        </table:table-row>
        <table:table-row>
          <table:covered-table-cell table:style-name="Таблица1.A1"/>
          <table:table-cell table:style-name="Таблица1.B96" table:number-columns-spanned="9" office:value-type="string">
            <text:p text:style-name="P10"/>
            <text:p text:style-name="P10">"____" ______________ _________ г.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1"><text:span text:style-name="T1">Примечания</text:span>:</text:p>
      <text:list xml:id="list4054510691" text:style-name="WWNum3">
        <text:list-item>
          <text:p text:style-name="P22">Заявление, представленное физическим лицом, заверяется подписью заявителя или лица, которое в соответствии с федеральным законом или по доверенности действует от его имени.</text:p>
        </text:list-item>
        <text:list-item>
          <text:p text:style-name="P22">Заявление, представленное юридическим лицом, заверяется подписью заявителя или лица, которое в соответствии с федеральным законом или по доверенности действует от его имени, с указанием должности, а также оттиском печати (при наличии) организации.</text:p>
        </text:list-item>
        <text:list-item>
          <text:p text:style-name="P22">Заявление, представляемое органом государственной власти, подписывается руководителем такого органа или его заместителем.</text:p>
        </text:list-item>
        <text:list-item>
          <text:p text:style-name="P22">Заявление, представляемое органом местного самоуправления, подписывается руководителем, заместителем руководителя органа местного самоуправления, главой муниципального образования.</text:p>
        </text:list-item>
        <text:list-item>
          <text:p text:style-name="P22">Заявление, представляемое органом государственной власти или органом местного самоуправления, заверяется:</text:p>
          <text:list>
            <text:list-item>
              <text:p text:style-name="P22">оттиском печати (при наличии) органа, являющегося заявителем, - при представлении заявления в виде бумажного документа;</text:p>
            </text:list-item>
            <text:list-item>
              <text:p text:style-name="P22">электронной подписью лица, представляющего заявление, сертификат которой содержит сведения о его должности, - если заявление представляется в виде электронного документа.</text:p>
            </text:list-item>
          </text:list>
        </text:list-item>
        <text:list-item>
          <text:p text:style-name="P22">Заявление на бумажном носителе оформляется на стандартных листах формата А4. При недостатке места на одном листе для размещения реквизитов заявление может оформляться на 2 и более листах. На каждом листе указывается его порядковый номер. Листы нумеруются <text:soft-page-break/>арабскими цифрами по порядку в пределах всего документа. На каждом листе также указывается общее количество листов, содержащихся в заявлении.</text:p>
        </text:list-item>
        <text:list-item>
          <text:p text:style-name="P22">При заполнении реквизитов "3", "4" и "5" заявления напротив выбранных сведений в специально отведенной графе проставляется знак "V"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Noto Sans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ru" fo:country="RU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49cm" style:writing-mode="page"/>
      <style:text-properties fo:color="#000000" loext:opacity="100%" style:font-name="Arial" fo:font-size="11pt" fo:language="ru" fo:country="RU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Liberation Sans" fo:font-family="'Liberation Sans'" fo:font-size="20pt" style:font-name-asian="Liberation Sans" style:font-family-asian="'Liberation Sans'" style:font-name-complex="Liberation Sans" style:font-family-complex="'Liberation Sans'"/>
    </style:style>
    <style:style style:name="Heading_20_2" style:display-name="Heading 2" style:family="paragraph" style:parent-style-name="Heading_20_1" style:class="text">
      <style:text-properties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Liberation Sans" fo:font-family="'Liberation Sans'" fo:font-size="15pt" style:font-name-asian="Arial" style:font-family-asian="Arial" style:font-name-complex="Liberation Sans" style:font-family-complex="'Liberation Sans'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Liberation Sans" fo:font-family="'Liberation Sans'" fo:font-size="13pt" fo:font-weight="bold" style:font-name-asian="Liberation Sans" style:font-family-asian="'Liberation Sans'" style:font-name-complex="Liberation Sans" style:font-family-complex="'Liberation Sans'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Liberation Sans" fo:font-family="'Liberation Sans'" fo:font-size="12pt" fo:font-weight="bold" style:font-name-asian="Liberation Sans" style:font-family-asian="'Liberation Sans'" style:font-name-complex="Liberation Sans" style:font-family-complex="'Liberation Sans'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Liberation Sans" fo:font-family="'Liberation Sans'" fo:font-size="11pt" fo:font-weight="bold" style:font-name-asian="Liberation Sans" style:font-family-asian="'Liberation Sans'" style:font-name-complex="Liberation Sans" style:font-family-complex="'Liberation Sans'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Liberation Sans" fo:font-family="'Liberation Sans'" fo:font-size="11pt" fo:font-style="italic" fo:font-weight="bold" style:font-name-asian="Liberation Sans" style:font-family-asian="'Liberation Sans'" style:font-name-complex="Liberation Sans" style:font-family-complex="'Liberation Sans'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Liberation Sans" fo:font-family="'Liberation Sans'" fo:font-size="11pt" fo:font-style="italic" style:font-name-asian="Liberation Sans" style:font-family-asian="'Liberation Sans'" style:font-name-complex="Liberation Sans" style:font-family-complex="'Liberation Sans'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Liberation Sans" fo:font-family="'Liberation Sans'" fo:font-size="10.5pt" fo:font-style="italic" style:font-name-asian="Liberation Sans" style:font-family-asian="'Liberation Sans'" style:font-name-complex="Liberation Sans" style:font-family-complex="'Liberation Sans'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.353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Normal" style:family="paragraph">
      <style:text-properties style:font-name="Liberation Sans" fo:font-family="'Liberation Sans'" fo:font-size="10pt" fo:language="ru" fo:country="RU" style:font-name-asian="Liberation Sans" style:font-family-asian="'Liberation Sans'" style:font-name-complex="Liberation Sans" style:font-family-complex="'Liberation Sans'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_20_Char" style:display-name="Heading 1 Char" style:family="text">
      <style:text-properties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Heading_20_2_20_Char" style:display-name="Heading 2 Char" style:family="text">
      <style:text-properties style:font-name="Liberation Sans" fo:font-family="'Liberation Sans'" fo:font-size="17pt" style:font-name-asian="Liberation Sans" style:font-family-asian="'Liberation Sans'" style:font-name-complex="Liberation Sans" style:font-family-complex="'Liberation Sans'"/>
    </style:style>
    <style:style style:name="Heading_20_3_20_Char" style:display-name="Heading 3 Char" style:family="text">
      <style:text-properties style:font-name="Liberation Sans" fo:font-family="'Liberation Sans'" style:font-name-complex="Liberation Sans" style:font-family-complex="'Liberation Sans'"/>
    </style:style>
    <style:style style:name="Heading_20_4_20_Char" style:display-name="Heading 4 Char" style:family="text">
      <style:text-properties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Heading_20_5_20_Char" style:display-name="Heading 5 Char" style:family="text">
      <style:text-properties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Heading_20_6_20_Char" style:display-name="Heading 6 Char" style:family="text">
      <style:text-properties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Heading_20_7_20_Char" style:display-name="Heading 7 Char" style:family="text">
      <style:text-properties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Heading_20_8_20_Char" style:display-name="Heading 8 Char" style:family="text">
      <style:text-properties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Heading_20_9_20_Char" style:display-name="Heading 9 Char" style:family="text">
      <style:text-properties style:font-name="Liberation Sans" fo:font-family="'Liberation Sans'" style:font-name-asian="Liberation Sans" style:font-family-asian="'Liberation Sans'" style:font-name-complex="Liberation Sans" style:font-family-complex="'Liberation Sans'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20T21:51:20.847242688</dc:date>
    <meta:editing-duration>PT27M23S</meta:editing-duration>
    <meta:editing-cycles>14</meta:editing-cycles>
    <meta:document-statistic meta:table-count="1" meta:image-count="0" meta:object-count="0" meta:page-count="5" meta:paragraph-count="135" meta:word-count="1106" meta:character-count="9333" meta:non-whitespace-character-count="8380"/>
  </office:meta>
</office:document-meta>
</file>